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548in" style:use-optimal-column-width="false"/>
    </style:style>
    <style:style style:name="TableColumn3" style:family="table-column">
      <style:table-column-properties style:column-width="4.0798in" style:use-optimal-column-width="false"/>
    </style:style>
    <style:style style:name="Table1" style:family="table" style:master-page-name="MP0">
      <style:table-properties style:width="7.4347in" fo:margin-left="0in" table:align="left"/>
    </style:style>
    <style:style style:name="TableRow4" style:family="table-row">
      <style:table-row-properties style:min-row-height="0.7881in"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</style:style>
    <style:style style:name="T11" style:parent-style-name="Hiperveza" style:family="text">
      <style:text-properties style:font-name="Calibri" fo:font-size="11pt" style:font-size-asian="11pt" style:font-size-complex="11pt" fo:language="hr" fo:country="HR"/>
    </style:style>
    <style:style style:name="P12" style:parent-style-name="TableContents" style:family="paragraph">
      <style:paragraph-properties fo:text-align="end"/>
    </style:style>
    <style:style style:name="T13" style:parent-style-name="Hiperveza" style:family="text">
      <style:text-properties style:font-name="Calibri" style:font-name-complex="Calibri" fo:font-size="11pt" style:font-size-asian="11pt" style:font-size-complex="11pt"/>
    </style:style>
    <style:style style:name="P14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5" style:parent-style-name="Standard" style:family="paragraph">
      <style:paragraph-properties>
        <style:tab-stops>
          <style:tab-stop style:type="left" style:position="6.6083in"/>
        </style:tab-stops>
      </style:paragraph-properties>
      <style:text-properties style:font-name="Calibri" fo:font-size="11pt" style:font-size-asian="11pt" style:font-size-complex="11pt"/>
    </style:style>
    <style:style style:name="TableColumn17" style:family="table-column">
      <style:table-column-properties style:column-width="4.7513in" style:use-optimal-column-width="false"/>
    </style:style>
    <style:style style:name="TableColumn18" style:family="table-column">
      <style:table-column-properties style:column-width="1.352in" style:use-optimal-column-width="false"/>
    </style:style>
    <style:style style:name="TableColumn19" style:family="table-column">
      <style:table-column-properties style:column-width="1.3312in" style:use-optimal-column-width="false"/>
    </style:style>
    <style:style style:name="Table16" style:family="table">
      <style:table-properties style:width="7.4347in" fo:margin-left="0in" table:align="left"/>
    </style:style>
    <style:style style:name="TableRow20" style:family="table-row">
      <style:table-row-properties style:min-row-height="0.1388in" style:use-optimal-row-height="false"/>
    </style:style>
    <style:style style:name="TableCell2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22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9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0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1" style:parent-style-name="Standard" style:family="paragraph">
      <style:text-properties style:font-name="Calibri" fo:font-weight="bold" style:font-weight-asian="bold" style:font-weight-complex="bold" fo:color="#00000A" fo:font-size="11pt" style:font-size-asian="11pt" style:font-size-complex="11pt"/>
    </style:style>
    <style:style style:name="P32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3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6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8" style:parent-style-name="TableContents" style:family="paragraph">
      <style:paragraph-properties fo:text-align="end"/>
    </style:style>
    <style:style style:name="T39" style:parent-style-name="Zadanifontodlomka" style:family="text">
      <style:text-properties style:font-name="Calibri" fo:color="#00000A" fo:font-size="11pt" style:font-size-asian="11pt" style:font-size-complex="11pt"/>
    </style:style>
    <style:style style:name="P40" style:parent-style-name="TableContents" style:family="paragraph">
      <style:paragraph-properties fo:text-align="end"/>
    </style:style>
    <style:style style:name="T41" style:parent-style-name="Zadanifontodlomka" style:family="text">
      <style:text-properties style:font-name="Calibri" fo:color="#00000A" fo:font-size="11pt" style:font-size-asian="11pt" style:font-size-complex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44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4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list-style-name="LFO1" style:family="paragraph"/>
    <style:style style:name="T52" style:parent-style-name="Zadanifontodlomka" style:family="text">
      <style:text-properties style:font-name="Calibri" fo:font-size="11pt" style:font-size-asian="11pt" style:font-size-complex="11pt"/>
    </style:style>
    <style:style style:name="T53" style:parent-style-name="Zadanifontodlomka" style:family="text">
      <style:text-properties style:font-name="Calibri" fo:font-size="11pt" style:font-size-asian="11pt" style:font-size-complex="11pt"/>
    </style:style>
    <style:style style:name="P54" style:parent-style-name="TableContents" style:list-style-name="LFO1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P55" style:parent-style-name="TableContents" style:list-style-name="LFO1" style:family="paragraph"/>
    <style:style style:name="T56" style:parent-style-name="Zadanifontodlomka" style:family="text">
      <style:text-properties style:font-name="Calibri" fo:font-size="11pt" style:font-size-asian="11pt" style:font-size-complex="11pt"/>
    </style:style>
    <style:style style:name="T57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8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59" style:parent-style-name="TableContents" style:list-style-name="LFO1" style:family="paragraph"/>
    <style:style style:name="T60" style:parent-style-name="Zadanifontodlomka" style:family="text">
      <style:text-properties style:font-name="Calibri" fo:font-size="11pt" style:font-size-asian="11pt" style:font-size-complex="11pt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3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4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5" style:parent-style-name="TableContents" style:family="paragraph">
      <style:text-properties style:font-name="Calibri" fo:font-size="11pt" style:font-size-asian="11pt" style:font-size-complex="11pt"/>
    </style:style>
    <style:style style:name="P66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7" style:parent-style-name="TableContents" style:family="paragraph">
      <style:paragraph-properties fo:text-align="end"/>
    </style:style>
    <style:style style:name="T68" style:parent-style-name="Zadanifontodlomka" style:family="text">
      <style:text-properties style:font-name="Calibri" fo:font-size="11pt" style:font-size-asian="11pt" style:font-size-complex="11pt"/>
    </style:style>
    <style:style style:name="T69" style:parent-style-name="Zadanifontodlomka" style:family="text">
      <style:text-properties style:font-name="Calibri" fo:font-size="11pt" style:font-size-asian="11pt" style:font-size-complex="11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11pt" style:font-size-asian="11pt" style:font-size-complex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TableContents" style:list-style-name="LFO1" style:family="paragraph"/>
    <style:style style:name="T78" style:parent-style-name="Zadanifontodlomka" style:family="text">
      <style:text-properties style:font-name="Calibri" fo:font-size="11pt" style:font-size-asian="11pt" style:font-size-complex="11pt" fo:language="hr" fo:country="HR"/>
    </style:style>
    <style:style style:name="P79" style:parent-style-name="TableContents" style:list-style-name="LFO1" style:family="paragraph"/>
    <style:style style:name="T80" style:parent-style-name="Zadanifontodlomka" style:family="text">
      <style:text-properties style:font-name="Calibri" fo:font-size="11pt" style:font-size-asian="11pt" style:font-size-complex="11pt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end"/>
    </style:style>
    <style:style style:name="T83" style:parent-style-name="Zadanifontodlomka" style:family="text">
      <style:text-properties style:font-name="Calibri" fo:font-size="11pt" style:font-size-asian="11pt" style:font-size-complex="11pt"/>
    </style:style>
    <style:style style:name="T84" style:parent-style-name="Zadanifontodlomka" style:family="text">
      <style:text-properties style:font-name="Calibri" fo:font-size="11pt" style:font-size-asian="11pt" style:font-size-complex="11pt"/>
    </style:style>
    <style:style style:name="P85" style:parent-style-name="Normal" style:family="paragraph">
      <style:text-properties text:display="none"/>
    </style:style>
    <style:style style:name="TableColumn87" style:family="table-column">
      <style:table-column-properties style:column-width="3.7173in" style:use-optimal-column-width="false"/>
    </style:style>
    <style:style style:name="TableColumn88" style:family="table-column">
      <style:table-column-properties style:column-width="3.7173in" style:use-optimal-column-width="false"/>
    </style:style>
    <style:style style:name="Table86" style:family="table">
      <style:table-properties style:width="7.4347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91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92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93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94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9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96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T99" style:parent-style-name="Zadanifontodlomka" style:family="text">
      <style:text-properties style:font-name="Calibri" fo:color="#1D1C1D" fo:font-size="11pt" style:font-size-asian="11pt" style:font-size-complex="11pt"/>
    </style:style>
    <style:style style:name="T100" style:parent-style-name="Zadanifontodlomka" style:family="text">
      <style:text-properties style:font-name="Calibri" fo:font-style="italic" style:font-style-asian="italic" style:font-style-complex="italic" fo:color="#1D1C1D" fo:font-size="11pt" style:font-size-asian="11pt" style:font-size-complex="11pt"/>
    </style:style>
    <style:style style:name="T101" style:parent-style-name="Zadanifontodlomka" style:family="text">
      <style:text-properties style:font-name="Calibri" fo:color="#1D1C1D" fo:font-size="11pt" style:font-size-asian="11pt" style:font-size-complex="11pt"/>
    </style:style>
    <style:style style:name="P102" style:parent-style-name="Standard" style:family="paragraph">
      <style:text-properties style:font-name="Calibri" fo:font-size="11pt" style:font-size-asian="11pt" style:font-size-complex="11pt"/>
    </style:style>
    <style:style style:name="T103" style:parent-style-name="Zadanifontodlomka" style:family="text">
      <style:text-properties style:font-name="Calibri" style:font-name-complex="Calibri" fo:font-size="11pt" style:font-size-asian="11pt" style:font-size-complex="11pt"/>
    </style:style>
    <style:style style:name="T104" style:parent-style-name="Zadanifontodlomka" style:family="text">
      <style:text-properties style:font-name="Calibri" fo:font-size="11pt" style:font-size-asian="11pt" style:font-size-complex="11pt"/>
    </style:style>
    <style:style style:name="T105" style:parent-style-name="Zadanifontodlomka" style:family="text">
      <style:text-properties style:font-name="Calibri" fo:font-size="11pt" style:font-size-asian="11pt" style:font-size-complex="11pt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P107" style:parent-style-name="Standard" style:family="paragraph">
      <style:text-properties style:font-name="Calibri" fo:font-size="11pt" style:font-size-asian="11pt" style:font-size-complex="11pt"/>
    </style:style>
    <style:style style:name="T108" style:parent-style-name="Zadanifontodlomka" style:family="text">
      <style:text-properties style:font-name="Calibri" fo:font-size="11pt" style:font-size-asian="11pt" style:font-size-complex="11pt"/>
    </style:style>
    <style:style style:name="T109" style:parent-style-name="Zadanifontodlomka" style:family="text">
      <style:text-properties style:font-name="Calibri" style:text-position="super 63.6%" fo:font-size="11pt" style:font-size-asian="11pt" style:font-size-complex="11pt"/>
    </style:style>
    <style:style style:name="T110" style:parent-style-name="Zadanifontodlomka" style:family="text">
      <style:text-properties style:font-name="Calibri" fo:font-size="11pt" style:font-size-asian="11pt" style:font-size-complex="11pt"/>
    </style:style>
    <style:style style:name="P111" style:parent-style-name="Standard" style:family="paragraph">
      <style:text-properties style:font-name="Calibri" fo:font-size="11pt" style:font-size-asian="11pt" style:font-size-complex="11pt"/>
    </style:style>
    <style:style style:name="P112" style:parent-style-name="Standard" style:family="paragraph">
      <style:text-properties style:font-name="Calibri" fo:font-size="11pt" style:font-size-asian="11pt" style:font-size-complex="11pt"/>
    </style:style>
    <style:style style:name="P113" style:parent-style-name="Standard" style:family="paragraph">
      <style:text-properties style:font-name="Calibri" fo:font-size="11pt" style:font-size-asian="11pt" style:font-size-complex="11pt"/>
    </style:style>
    <style:style style:name="P114" style:parent-style-name="Standard" style:family="paragraph">
      <style:text-properties style:font-name="Calibri" fo:font-size="11pt" style:font-size-asian="11pt" style:font-size-complex="11pt"/>
    </style:style>
    <style:style style:name="P115" style:parent-style-name="Standard" style:family="paragraph">
      <style:text-properties style:font-name="Calibri" fo:font-size="11pt" style:font-size-asian="11pt" style:font-size-complex="11pt"/>
    </style:style>
    <style:style style:name="P116" style:parent-style-name="Standard" style:family="paragraph">
      <style:text-properties style:font-name="Calibri" fo:font-size="11pt" style:font-size-asian="11pt" style:font-size-complex="11pt"/>
    </style:style>
    <style:style style:name="P117" style:parent-style-name="Normal" style:family="paragraph">
      <style:text-properties text:display="none"/>
    </style:style>
    <style:style style:name="TableColumn119" style:family="table-column">
      <style:table-column-properties style:column-width="1.5062in" style:use-optimal-column-width="false"/>
    </style:style>
    <style:style style:name="TableColumn120" style:family="table-column">
      <style:table-column-properties style:column-width="5.9284in" style:use-optimal-column-width="false"/>
    </style:style>
    <style:style style:name="Table118" style:family="table">
      <style:table-properties style:width="7.4347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23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fo:font-size="11pt" style:font-size-asian="11pt" style:font-size-complex="11pt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Standard" style:list-style-name="LFO1" style:family="paragraph"/>
    <style:style style:name="T129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30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31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32" style:parent-style-name="Zadanifontodlomka" style:family="text">
      <style:text-properties fo:font-size="11pt" style:font-size-asian="11pt" style:font-size-complex="11pt"/>
    </style:style>
    <style:style style:name="T133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134" style:parent-style-name="Default" style:list-style-name="LFO1" style:family="paragraph"/>
    <style:style style:name="T135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36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37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38" style:parent-style-name="Zadanifontodlomka" style:family="text">
      <style:text-properties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Calibri" fo:font-size="11pt" style:font-size-asian="11pt" style:font-size-complex="11pt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Standard" style:list-style-name="LFO1" style:family="paragraph"/>
    <style:style style:name="T144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45" style:parent-style-name="Standard" style:list-style-name="LFO1" style:family="paragraph"/>
    <style:style style:name="T146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47" style:parent-style-name="Normal" style:family="paragraph">
      <style:text-properties text:display="none"/>
    </style:style>
    <style:style style:name="TableColumn149" style:family="table-column">
      <style:table-column-properties style:column-width="1.5062in" style:use-optimal-column-width="false"/>
    </style:style>
    <style:style style:name="TableColumn150" style:family="table-column">
      <style:table-column-properties style:column-width="5.9284in" style:use-optimal-column-width="false"/>
    </style:style>
    <style:style style:name="Table148" style:family="table">
      <style:table-properties style:width="7.4347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53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Calibri" fo:font-size="11pt" style:font-size-asian="11pt" style:font-size-complex="11pt"/>
    </style:style>
    <style:style style:name="P157" style:parent-style-name="TableContents" style:family="paragraph">
      <style:text-properties style:font-name="Calibri" fo:font-size="11pt" style:font-size-asian="11pt" style:font-size-complex="11pt"/>
    </style:style>
    <style:style style:name="P158" style:parent-style-name="TableContents" style:family="paragraph">
      <style:text-properties style:font-name="Calibri" fo:font-size="11pt" style:font-size-asian="11pt" style:font-size-complex="11pt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P160" style:parent-style-name="Standard" style:family="paragraph">
      <style:text-properties style:font-name="Calibri" fo:font-size="11pt" style:font-size-asian="11pt" style:font-size-complex="11pt"/>
    </style:style>
    <style:style style:name="P161" style:parent-style-name="Standard" style:family="paragraph">
      <style:text-properties style:font-name="Calibri" fo:font-size="11pt" style:font-size-asian="11pt" style:font-size-complex="11pt"/>
    </style:style>
    <style:style style:name="P162" style:parent-style-name="Standard" style:family="paragraph">
      <style:text-properties style:font-name="Calibri" fo:font-size="11pt" style:font-size-asian="11pt" style:font-size-complex="11pt"/>
    </style:style>
    <style:style style:name="P163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</table:table-cell>
          <table:table-cell table:style-name="TableCell7">
            <text:p text:style-name="P8">nikola.tomazin@gmail.com</text:p>
            <text:p text:style-name="P9">+385 95 540 2182</text:p>
            <text:p text:style-name="P10"><text:a xlink:href="https://github.com/ntomazin" office:target-frame-name="_top" xlink:show="replace"><text:span text:style-name="T11">github.com/ntomazin</text:span></text:a></text:p>
            <text:p text:style-name="P12"><text:a xlink:href="https://www.linkedin.com/in/ntomazin/" office:target-frame-name="_top" xlink:show="replace"><text:span text:style-name="T13">linkedin.com/in/ntomazin/</text:span></text:a></text:p>
            <text:p text:style-name="P14"/>
          </table:table-cell>
        </table:table-row>
      </table:table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3">
            <text:p text:style-name="P22">Work experience</text:p>
          </table:table-cell>
          <table:covered-table-cell/>
          <table:covered-table-cell/>
        </table:table-row>
        <table:table-row table:style-name="TableRow23">
          <table:table-cell table:style-name="TableCell24" table:number-columns-spanned="3">
            <text:p text:style-name="P25">University of Zagreb<text:s/>Faculty of Electrical Engineering and Computing, Croatia</text:p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P28">Demonstrator:</text:p>
            <text:list text:style-name="LFO1" text:continue-numbering="true">
              <text:list-item>
                <text:p text:style-name="P29">Basic Use of Linux Operating System</text:p>
              </text:list-item>
              <text:list-item>
                <text:p text:style-name="P30">Advanced Use of Linux<text:s/>Operating System</text:p>
              </text:list-item>
            </text:list>
            <text:p text:style-name="P31">Ericsson Nikola Tesla</text:p>
            <text:list text:style-name="LFO1" text:continue-numbering="true">
              <text:list-item>
                <text:p text:style-name="P32">Python developer</text:p>
              </text:list-item>
              <text:list-item>
                <text:p text:style-name="P33">Python (pandas), git, VM, PostgreSQL, Azure</text:p>
              </text:list-item>
            </text:list>
          </table:table-cell>
          <table:table-cell table:style-name="TableCell34" table:number-columns-spanned="2">
            <text:p text:style-name="P35">October 2019.<text:s/>- today</text:p>
            <text:p text:style-name="P36"/>
            <text:p text:style-name="P37"/>
            <text:p text:style-name="P38"><text:span text:style-name="T39">February 2020.</text:span></text:p>
            <text:p text:style-name="P40"><text:span text:style-name="T41">– August 2020.</text:span></text:p>
          </table:table-cell>
          <table:covered-table-cell/>
        </table:table-row>
        <table:table-row table:style-name="TableRow42">
          <table:table-cell table:style-name="TableCell43" table:number-columns-spanned="3">
            <text:p text:style-name="TableContents"><text:span text:style-name="T44">e</text:span><text:span text:style-name="T45">Ducation</text:span></text:p>
          </table:table-cell>
          <table:covered-table-cell/>
          <table:covered-table-cell/>
        </table:table-row>
        <table:table-row table:style-name="TableRow46">
          <table:table-cell table:style-name="TableCell47" table:number-columns-spanned="3">
            <text:p text:style-name="P48">University of Zagreb<text:s/>Faculty of Electrical Engineering and Computing, Croatia</text:p>
          </table:table-cell>
          <table:covered-table-cell/>
          <table:covered-table-cell/>
        </table:table-row>
        <table:table-row table:style-name="TableRow49">
          <table:table-cell table:style-name="TableCell50" table:number-columns-spanned="2">
            <text:list text:style-name="LFO1" text:continue-numbering="true">
              <text:list-item>
                <text:p text:style-name="P51"><text:span text:style-name="T52">Bachelor<text:s/></text:span><text:span text:style-name="T53">(baccalaureus) of computer engineering</text:span></text:p>
                <text:list text:continue-numbering="true">
                  <text:list-item>
                    <text:p text:style-name="P54">Graduate thesis: Sign language recognition system using neural networks</text:p>
                  </text:list-item>
                  <text:list-item>
                    <text:p text:style-name="P55"><text:span text:style-name="T56">Passed skills:<text:s/></text:span><text:span text:style-name="T57">basic and advanced use of operating system Linux, Reverse engineering and malware analysis, Autocad, Fundamentals of<text:s/></text:span><text:span text:style-name="T58">digital game development, Programming for robot operating system , Chess, Career Management, Go programming language</text:span></text:p>
                  </text:list-item>
                </text:list>
              </text:list-item>
              <text:list-item>
                <text:p text:style-name="P59"><text:span text:style-name="T60">Master of Science in Computer Science</text:span></text:p>
              </text:list-item>
            </text:list>
          </table:table-cell>
          <table:covered-table-cell/>
          <table:table-cell table:style-name="TableCell61">
            <text:p text:style-name="P62">September 2016. – July 2019.</text:p>
            <text:p text:style-name="P63"/>
            <text:p text:style-name="P64"/>
            <text:p text:style-name="P65"/>
            <text:p text:style-name="P66"/>
            <text:p text:style-name="P67"><text:span text:style-name="T68">July 2019. -<text:s/></text:span><text:span text:style-name="T69"><text:s/>today</text:span></text:p>
          </table:table-cell>
        </table:table-row>
        <table:table-row table:style-name="TableRow70">
          <table:table-cell table:style-name="TableCell71">
            <text:p text:style-name="P72">Tallinn University of Technology, Estonia</text:p>
          </table:table-cell>
          <table:table-cell table:style-name="TableCell73" table:number-columns-spanned="2">
            <text:p text:style-name="P74"/>
          </table:table-cell>
          <table:covered-table-cell/>
        </table:table-row>
        <table:table-row table:style-name="TableRow75">
          <table:table-cell table:style-name="TableCell76">
            <text:list text:style-name="LFO1" text:continue-numbering="true">
              <text:list-item>
                <text:p text:style-name="P77"><text:span text:style-name="T78">Erasmus+ exchange</text:span></text:p>
              </text:list-item>
              <text:list-item>
                <text:p text:style-name="P79"><text:span text:style-name="T80">Real-time big data analytics, Natural language and speech processing, Machine vision, Cognitronics, Mathematics for computer science, Data mining</text:span></text:p>
              </text:list-item>
            </text:list>
          </table:table-cell>
          <table:table-cell table:style-name="TableCell81" table:number-columns-spanned="2">
            <text:p text:style-name="P82"><text:span text:style-name="T83">September 2020. –<text:s/></text:span><text:span text:style-name="T84">May 2021.</text:span></text:p>
          </table:table-cell>
          <table:covered-table-cell/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 table:number-columns-spanned="2">
            <text:p text:style-name="TableContents"><text:span text:style-name="T91">Papers</text:span><text:span text:style-name="T92"><text:s/>and<text:s/></text:span><text:span text:style-name="T93">Projects</text:span><text:span text:style-name="T94"><text:s text:c="43"/></text:span><text:span text:style-name="T95">Workshops</text:span><text:span text:style-name="T96"><text:s/>and competitions</text:span></text:p>
          </table:table-cell>
          <table:covered-table-cell/>
        </table:table-row>
        <table:table-row table:style-name="TableRow97">
          <table:table-cell table:style-name="TableCell98">
            <text:p text:style-name="Standard"><text:span text:style-name="T99">Nikola Tomažin, Tin Komerički, Marko Vuković:<text:s/></text:span><text:span text:style-name="T100">Detecting Infected Forests</text:span><text:span text:style-name="T101">, ICECOM Satellite Workshop 2019, Conference Proceedings</text:span></text:p>
            <text:p text:style-name="P102">Kin verification application (Python, keras)</text:p>
            <text:p text:style-name="TableContents"><text:span text:style-name="T103">Sign language recognition system using neural networks</text:span><text:span text:style-name="T104">(Python, keras)</text:span></text:p>
            <text:p text:style-name="TableContents"><text:span text:style-name="T105">Gym monitoring method using a camera (pytorch, opencv)</text:span></text:p>
          </table:table-cell>
          <table:table-cell table:style-name="TableCell106">
            <text:p text:style-name="P107">Copernicus Hackathon</text:p>
            <text:p text:style-name="Standard"><text:span text:style-name="T108">IOT workshop – 2</text:span><text:span text:style-name="T109">nd</text:span><text:span text:style-name="T110"><text:s/>place</text:span></text:p>
            <text:p text:style-name="P111">FERSEC (FER Security workshop)</text:p>
            <text:p text:style-name="P112">Around the Block – blockchain workshop</text:p>
            <text:p text:style-name="P113">WES (Workshop on Embedded Systems)</text:p>
            <text:p text:style-name="P114">EBEC – Case Study Competition</text:p>
            <text:p text:style-name="P115">AIBG – AI battleground</text:p>
            <text:p text:style-name="P116">Soft Skills Academy</text:p>
          </table:table-cell>
        </table:table-row>
      </table:table>
      <text:p text:style-name="P117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 table:number-columns-spanned="2">
            <text:p text:style-name="TableContents"><text:span text:style-name="T123">Technical Skills</text:span></text:p>
          </table:table-cell>
          <table:covered-table-cell/>
        </table:table-row>
        <table:table-row table:style-name="TableRow124">
          <table:table-cell table:style-name="TableCell125">
            <text:p text:style-name="P126">Programming languages</text:p>
          </table:table-cell>
          <table:table-cell table:style-name="TableCell127">
            <text:list text:style-name="LFO1" text:continue-numbering="true">
              <text:list-item>
                <text:p text:style-name="P128"><text:span text:style-name="T129">Python</text:span><text:span text:style-name="T130">, Java, R</text:span><text:span text:style-name="T131"><text:s/></text:span><text:span text:style-name="T132">–<text:s/></text:span><text:span text:style-name="T133">Good knowledge</text:span></text:p>
              </text:list-item>
              <text:list-item>
                <text:p text:style-name="P134"><text:span text:style-name="T135">SQL</text:span><text:span text:style-name="T136">, Go</text:span><text:span text:style-name="T137">, Dart</text:span><text:span text:style-name="T138"><text:s/>– Basic knowledge</text:span></text:p>
              </text:list-item>
            </text:list>
          </table:table-cell>
        </table:table-row>
        <table:table-row table:style-name="TableRow139">
          <table:table-cell table:style-name="TableCell140">
            <text:p text:style-name="P141">Other</text:p>
          </table:table-cell>
          <table:table-cell table:style-name="TableCell142">
            <text:list text:style-name="LFO1" text:continue-numbering="true">
              <text:list-item>
                <text:p text:style-name="P143"><text:span text:style-name="T144">Git, docker, AWS</text:span></text:p>
              </text:list-item>
              <text:list-item>
                <text:p text:style-name="P145"><text:span text:style-name="T146">Linux</text:span></text:p>
              </text:list-item>
            </text:list>
          </table:table-cell>
        </table:table-row>
      </table:table>
      <text:p text:style-name="P147"/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2">
            <text:p text:style-name="TableContents"><text:span text:style-name="T153">Other</text:span></text:p>
          </table:table-cell>
          <table:covered-table-cell/>
        </table:table-row>
        <table:table-row table:style-name="TableRow154">
          <table:table-cell table:style-name="TableCell155">
            <text:p text:style-name="P156">Languages</text:p>
            <text:p text:style-name="P157">Member of</text:p>
            <text:p text:style-name="P158">Driving licence</text:p>
          </table:table-cell>
          <table:table-cell table:style-name="TableCell159">
            <text:p text:style-name="P160">Croatian (native), English (C1), German (B2), Italian (A2)</text:p>
            <text:p text:style-name="P161">Mensa, EESTEC LC Zagreb, FERSAT</text:p>
            <text:p text:style-name="P162">B</text:p>
          </table:table-cell>
        </table:table-row>
      </table:table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odnožje" style:display-name="Podnožj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eza" style:display-name="Hiperveza" style:family="text" style:parent-style-name="Zadanifontodlomk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riješenospominjanje" style:display-name="Neriješeno spominjanje" style:family="text" style:parent-style-name="Zadanifontodlomka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egoe UI" style:font-name-asian="OpenSymbol" style:font-name-complex="OpenSymbol"/>
    </style:style>
    <style:style style:name="WW_CharLFO2LVL2" style:family="text">
      <style:text-properties style:font-name="Segoe UI" style:font-name-asian="OpenSymbol" style:font-name-complex="OpenSymbol"/>
    </style:style>
    <style:style style:name="WW_CharLFO2LVL3" style:family="text">
      <style:text-properties style:font-name="Segoe UI" style:font-name-asian="OpenSymbol" style:font-name-complex="OpenSymbol"/>
    </style:style>
    <style:style style:name="WW_CharLFO2LVL4" style:family="text">
      <style:text-properties style:font-name="Segoe UI" style:font-name-asian="OpenSymbol" style:font-name-complex="OpenSymbol"/>
    </style:style>
    <style:style style:name="WW_CharLFO2LVL5" style:family="text">
      <style:text-properties style:font-name="Segoe UI" style:font-name-asian="OpenSymbol" style:font-name-complex="OpenSymbol"/>
    </style:style>
    <style:style style:name="WW_CharLFO2LVL6" style:family="text">
      <style:text-properties style:font-name="Segoe UI" style:font-name-asian="OpenSymbol" style:font-name-complex="OpenSymbol"/>
    </style:style>
    <style:style style:name="WW_CharLFO2LVL7" style:family="text">
      <style:text-properties style:font-name="Segoe UI" style:font-name-asian="OpenSymbol" style:font-name-complex="OpenSymbol"/>
    </style:style>
    <style:style style:name="WW_CharLFO2LVL8" style:family="text">
      <style:text-properties style:font-name="Segoe UI" style:font-name-asian="OpenSymbol" style:font-name-complex="OpenSymbol"/>
    </style:style>
    <style:style style:name="WW_CharLFO2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1972in" fo:margin-left="0.3798in" fo:margin-bottom="0.2597in" fo:margin-right="0.2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9-10-27T23:47:00Z</meta:creation-date>
    <dc:date>2021-03-20T22:23:00Z</dc:date>
    <meta:template xlink:href="Normal" xlink:type="simple"/>
    <meta:editing-cycles>12</meta:editing-cycles>
    <meta:editing-duration>PT3360S</meta:editing-duration>
    <meta:document-statistic meta:page-count="1" meta:paragraph-count="4" meta:word-count="329" meta:character-count="2204" meta:row-count="15" meta:non-whitespace-character-count="1879"/>
  </office:meta>
</office:document-meta>
</file>